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14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8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table:number-columns-repeated="10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table:number-columns-repeated="10"/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table:number-columns-repeated="10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table:number-columns-repeated="10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table:number-columns-repeated="10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table:number-columns-repeated="10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table:number-columns-repeated="10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table:number-columns-repeated="10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table:number-columns-repeated="10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table:number-columns-repeated="10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table:number-columns-repeated="1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9:55:15.97701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20:40:19.624602792</dc:date>
    <meta:editing-duration>PT23H23M15S</meta:editing-duration>
    <meta:editing-cycles>118</meta:editing-cycles>
    <meta:generator>LibreOffice/5.1.6.2$Linux_X86_64 LibreOffice_project/10m0$Build-2</meta:generator>
    <meta:document-statistic meta:table-count="3" meta:cell-count="1555" meta:object-count="0"/>
  </office:meta>
</office:document-meta>
</file>